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m uma inscrição, o usuário informou os seguintes dados:</text:span></text:p>
      <text:p text:style-name="P1"><text:span text:style-name="T1">- Nome: José Almeida da Silva</text:span></text:p>
      <text:p text:style-name="P1"><text:span text:style-name="T1">- CPF: 12345678900</text:span></text:p>
      <text:p text:style-name="P1"><text:span text:style-name="T1">- RG: 9517530</text:span></text:p>
      <text:p text:style-name="P1"><text:span text:style-name="T1">- Altura: 1,78</text:span></text:p>
      <text:p text:style-name="P1"><text:span text:style-name="T1">- Endereço: Rua A, 380<text:s/></text:span><text:span text:style-name="T2">– Centro – Recife/PE</text:span></text:p>
      <text:p text:style-name="P1"><text:span text:style-name="T2">No algoritmo, descreva como ser</text:span><text:span text:style-name="T3">á:</text:span></text:p>
      <text:p text:style-name="P1"><text:span text:style-name="T3">1. A proposta das variáveis;</text:span></text:p>
      <text:p text:style-name="P1"><text:span text:style-name="T3">2. Elaborada a declaração das variáveis;</text:span></text:p>
      <text:p text:style-name="P1"><text:span text:style-name="T3">3. Utilizado o comando de atribuição.</text:span></text:p>
      <text:p text:style-name="P1"><text:span text:style-name="T3"/></text:p>
      <text:p text:style-name="P1"><text:span text:style-name="T3">SOLUÇÃO </text:span></text:p>
      <text:p text:style-name="P1"><text:span text:style-name="T3">var name: string = "José Almeida da Silva"</text:span></text:p>
      <text:p text:style-name="P1"><text:span text:style-name="T3">const cpf: number = 12345678900</text:span></text:p>
      <text:p text:style-name="P1"><text:span text:style-name="T3">const rg: number = 9517530</text:span></text:p>
      <text:p text:style-name="P1"><text:span text:style-name="T3">var heigth: float = 1.78</text:span></text:p>
      <text:p text:style-name="P1"><text:span text:style-name="T3">var adress: string = "Rua A, 380<text:s/></text:span><text:span text:style-name="T4">– Centro – Recife/PE</text:span><text:span text:style-name="T5">"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